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byssinica SIL" svg:font-family="'Abyssinica SIL'"/>
    <style:font-face style:name="Gotham Rounded SSm A1" svg:font-family="'Gotham Rounded SSm A', 'Gotham Rounded SSm B', Helvetica, Arial, sans-serif"/>
    <style:font-face style:name="Lohit Devanagari1" svg:font-family="'Lohit Devanagari'"/>
    <style:font-face style:name="Gotham Rounded SSm A" svg:font-family="'Gotham Rounded SSm A', 'Gotham Rounded SSm B', Helvetica,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503cm" loext:contextual-spacing="false" fo:orphans="2" fo:widows="2" fo:text-indent="0cm" style:auto-text-indent="false"/>
      <style:text-properties fo:font-variant="normal" fo:text-transform="none" fo:color="#292f32" style:font-name="Gotham Rounded SSm A1" fo:font-size="15pt" fo:letter-spacing="normal" fo:font-style="normal" fo:font-weight="normal"/>
    </style:style>
    <style:style style:name="P2" style:family="paragraph" style:parent-style-name="Text_20_body" style:list-style-name="L10">
      <style:text-properties fo:color="#333333" style:font-name="Gotham Rounded SSm A" fo:font-size="10.5pt" fo:font-weight="normal" style:font-size-asian="10.5pt" style:font-weight-asian="normal" style:font-size-complex="10.5pt" style:font-weight-complex="normal"/>
    </style:style>
    <style:style style:name="P3" style:family="paragraph" style:parent-style-name="Text_20_body" style:list-style-name="L11">
      <style:text-properties fo:color="#333333" style:font-name="Gotham Rounded SSm A" fo:font-size="10.5pt" officeooo:paragraph-rsid="002c4cf7" style:font-size-asian="10.5pt" style:font-size-complex="10.5pt"/>
    </style:style>
    <style:style style:name="P4" style:family="paragraph" style:parent-style-name="Text_20_body" style:list-style-name="L11">
      <style:text-properties fo:color="#333333" officeooo:paragraph-rsid="002f5b3f"/>
    </style:style>
    <style:style style:name="P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797979" style:font-name="Gotham Rounded SSm A1" fo:font-size="10.5pt" fo:letter-spacing="normal" fo:font-style="normal" fo:font-weight="normal"/>
    </style:style>
    <style:style style:name="P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4d575d" style:font-name="Gotham Rounded SSm A1" fo:font-size="10.5pt" fo:letter-spacing="normal" fo:font-style="normal" fo:font-weight="normal" loext:padding="0cm" loext:border="none"/>
    </style:style>
    <style:style style:name="P7" style:family="paragraph" style:parent-style-name="Text_20_body">
      <style:paragraph-properties fo:margin-left="0cm" fo:margin-right="0cm" fo:margin-top="0cm" fo:margin-bottom="0.265cm" loext:contextual-spacing="false" fo:orphans="2" fo:widows="2" fo:text-indent="0cm" style:auto-text-indent="false"/>
    </style:style>
    <style:style style:name="P8"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18e7c5"/>
    </style:style>
    <style:style style:name="P9"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1cc888"/>
    </style:style>
    <style:style style:name="P10"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1e130c"/>
    </style:style>
    <style:style style:name="P11"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2cfc2e"/>
    </style:style>
    <style:style style:name="P12"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2f5b3f"/>
    </style:style>
    <style:style style:name="P13" style:family="paragraph" style:parent-style-name="Text_20_body" style:list-style-name="L2">
      <loext:graphic-properties draw:fill="none"/>
      <style:paragraph-properties fo:margin-left="0cm" fo:margin-right="0cm" fo:margin-top="0cm" fo:margin-bottom="0.265cm" loext:contextual-spacing="false" fo:line-height="115%" fo:orphans="2" fo:widows="2" fo:text-indent="0cm" style:auto-text-indent="false" fo:background-color="transparent" fo:padding="0cm" fo:border="none"/>
      <style:text-properties fo:font-variant="normal" fo:text-transform="none" fo:color="#4d575d" style:font-name="Gotham Rounded SSm A1" fo:font-size="10.5pt" fo:letter-spacing="normal" fo:font-style="normal" fo:font-weight="normal" officeooo:paragraph-rsid="0018e7c5" loext:padding="0cm" loext:border="none"/>
    </style:style>
    <style:style style:name="P14"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loext:padding="0cm" loext:border="none"/>
    </style:style>
    <style:style style:name="P15"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paragraph-rsid="0018e7c5" loext:padding="0cm" loext:border="none"/>
    </style:style>
    <style:style style:name="P16"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4d575d" style:font-name="Gotham Rounded SSm A1" fo:font-size="10.5pt" fo:letter-spacing="normal" fo:font-style="normal" fo:font-weight="normal" officeooo:rsid="0018e7c5" officeooo:paragraph-rsid="0018e7c5" loext:padding="0cm" loext:border="none"/>
    </style:style>
    <style:style style:name="P17"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292f32" style:font-name="Gotham Rounded SSm A1" fo:font-size="10.5pt" fo:letter-spacing="normal" fo:font-style="normal" fo:font-weight="normal" loext:padding="0cm" loext:border="none"/>
    </style:style>
    <style:style style:name="P18" style:family="paragraph" style:parent-style-name="Text_20_body" style:list-style-name="L5">
      <loext:graphic-properties draw:fill="none"/>
      <style:paragraph-properties fo:margin-top="0cm" fo:margin-bottom="0cm" loext:contextual-spacing="false" fo:line-height="115%" fo:orphans="2" fo:widows="2" fo:background-color="transparent" fo:padding="0cm" fo:border="none"/>
      <style:text-properties fo:font-variant="normal" fo:text-transform="none" fo:color="#4d575d" style:font-name="Gotham Rounded SSm A1" fo:font-size="10.5pt" fo:letter-spacing="normal" fo:font-style="normal" fo:font-weight="normal" officeooo:rsid="00224ec8" officeooo:paragraph-rsid="00224ec8" loext:padding="0cm" loext:border="none"/>
    </style:style>
    <style:style style:name="P19" style:family="paragraph" style:parent-style-name="Text_20_body" style:list-style-name="L5">
      <loext:graphic-properties draw:fill="none"/>
      <style:paragraph-properties fo:margin-top="0cm" fo:margin-bottom="0cm" loext:contextual-spacing="false" fo:line-height="115%" fo:orphans="2" fo:widows="2" fo:background-color="transparent" fo:padding="0cm" fo:border="none"/>
      <style:text-properties fo:font-variant="normal" fo:text-transform="none" fo:color="#4d575d" style:font-name="Gotham Rounded SSm A1" fo:font-size="10.5pt" fo:letter-spacing="normal" fo:font-style="normal" fo:font-weight="normal" officeooo:rsid="00259158" officeooo:paragraph-rsid="00259158" loext:padding="0cm" loext:border="none"/>
    </style:style>
    <style:style style:name="P20" style:family="paragraph" style:parent-style-name="Text_20_body" style:list-style-name="L5">
      <loext:graphic-properties draw:fill="none"/>
      <style:paragraph-properties fo:margin-top="0cm" fo:margin-bottom="0cm" loext:contextual-spacing="false" fo:line-height="115%" fo:orphans="2" fo:widows="2" fo:background-color="transparent" fo:padding="0cm" fo:border="none"/>
      <style:text-properties officeooo:paragraph-rsid="00224ec8"/>
    </style:style>
    <style:style style:name="P21" style:family="paragraph" style:parent-style-name="Text_20_body" style:list-style-name="L11">
      <loext:graphic-properties draw:fill="none"/>
      <style:paragraph-properties fo:margin-top="0cm" fo:margin-bottom="0cm" loext:contextual-spacing="false" fo:line-height="115%" fo:orphans="2" fo:widows="2" fo:background-color="transparent" fo:padding="0cm" fo:border="none"/>
      <style:text-properties officeooo:paragraph-rsid="002b5c45"/>
    </style:style>
    <style:style style:name="P22" style:family="paragraph" style:parent-style-name="Text_20_body" style:list-style-name="L5">
      <loext:graphic-properties draw:fill="none"/>
      <style:paragraph-properties fo:margin-top="0cm" fo:margin-bottom="0cm" loext:contextual-spacing="false" fo:line-height="115%" fo:orphans="2" fo:widows="2" fo:background-color="transparent" fo:padding="0cm" fo:border="none"/>
      <style:text-properties officeooo:rsid="00224ec8" officeooo:paragraph-rsid="00224ec8"/>
    </style:style>
    <style:style style:name="P23" style:family="paragraph" style:parent-style-name="Text_20_body" style:list-style-name="L5">
      <loext:graphic-properties draw:fill="none"/>
      <style:paragraph-properties fo:margin-top="0cm" fo:margin-bottom="0cm" loext:contextual-spacing="false" fo:line-height="115%" fo:orphans="2" fo:widows="2" fo:background-color="transparent" fo:padding="0cm" fo:border="none"/>
      <style:text-properties officeooo:rsid="00268074" officeooo:paragraph-rsid="00268074"/>
    </style:style>
    <style:style style:name="P24" style:family="paragraph" style:parent-style-name="Text_20_body" style:list-style-name="L11">
      <loext:graphic-properties draw:fill="none"/>
      <style:paragraph-properties fo:margin-top="0cm" fo:margin-bottom="0cm" loext:contextual-spacing="false" fo:line-height="115%" fo:orphans="2" fo:widows="2" fo:background-color="transparent" fo:padding="0cm" fo:border="none"/>
      <style:text-properties fo:color="#333333" style:font-name="Gotham Rounded SSm A" fo:font-size="10.5pt" officeooo:paragraph-rsid="002b5c45" style:font-size-asian="10.5pt" style:font-size-complex="10.5pt"/>
    </style:style>
    <style:style style:name="P25" style:family="paragraph" style:parent-style-name="Text_20_body" style:list-style-name="L11">
      <loext:graphic-properties draw:fill="none"/>
      <style:paragraph-properties fo:margin-top="0cm" fo:margin-bottom="0cm" loext:contextual-spacing="false" fo:line-height="115%" fo:orphans="2" fo:widows="2" fo:background-color="transparent" fo:padding="0cm" fo:border="none"/>
      <style:text-properties fo:color="#333333" style:font-name="Gotham Rounded SSm A" fo:font-size="10.5pt" officeooo:paragraph-rsid="002c4cf7" style:font-size-asian="10.5pt" style:font-size-complex="10.5pt"/>
    </style:style>
    <style:style style:name="P26" style:family="paragraph" style:parent-style-name="Text_20_body" style:list-style-name="L5">
      <loext:graphic-properties draw:fill="none"/>
      <style:paragraph-properties fo:margin-top="0cm" fo:margin-bottom="0cm" loext:contextual-spacing="false" fo:line-height="115%" fo:orphans="2" fo:widows="2" fo:background-color="transparent" fo:padding="0cm" fo:border="none"/>
      <style:text-properties officeooo:rsid="002f2837" officeooo:paragraph-rsid="002f2837"/>
    </style:style>
    <style:style style:name="P27" style:family="paragraph" style:parent-style-name="Text_20_body" style:list-style-name="L5">
      <loext:graphic-properties draw:fill="none"/>
      <style:paragraph-properties fo:margin-left="0cm" fo:margin-right="0cm" fo:margin-top="0cm" fo:margin-bottom="0cm" loext:contextual-spacing="false" fo:line-height="115%" fo:orphans="2" fo:widows="2" fo:text-indent="-0.6cm" style:auto-text-indent="false" fo:background-color="transparent" fo:padding="0cm" fo:border="none"/>
      <style:text-properties fo:font-variant="normal" fo:text-transform="none" fo:color="#4d575d" style:font-name="Gotham Rounded SSm A1" fo:font-size="10.5pt" fo:letter-spacing="normal" fo:font-style="normal" fo:font-weight="normal" officeooo:paragraph-rsid="001d5fa6" loext:padding="0cm" loext:border="none"/>
    </style:style>
    <style:style style:name="P28" style:family="paragraph" style:parent-style-name="Text_20_body" style:list-style-name="L5">
      <loext:graphic-properties draw:fill="none"/>
      <style:paragraph-properties fo:margin-left="0cm" fo:margin-right="0cm" fo:margin-top="0cm" fo:margin-bottom="0cm" loext:contextual-spacing="false" fo:line-height="115%" fo:orphans="2" fo:widows="2" fo:text-indent="-0.6cm" style:auto-text-indent="false" fo:background-color="transparent" fo:padding="0cm" fo:border="none"/>
      <style:text-properties fo:font-variant="normal" fo:text-transform="none" fo:color="#4d575d" style:font-name="Gotham Rounded SSm A1" fo:font-size="10.5pt" fo:letter-spacing="normal" fo:font-style="normal" fo:font-weight="normal" officeooo:paragraph-rsid="002c4cf7" loext:padding="0cm" loext:border="none"/>
    </style:style>
    <style:style style:name="P29" style:family="paragraph" style:parent-style-name="Text_20_body">
      <loext:graphic-properties draw:fill="none"/>
      <style:paragraph-properties fo:margin-left="0cm" fo:margin-right="0cm" fo:margin-top="0cm" fo:margin-bottom="0cm" loext:contextual-spacing="false" fo:line-height="115%" fo:orphans="2" fo:widows="2" fo:text-indent="-0.6cm" style:auto-text-indent="false" fo:background-color="transparent" fo:padding="0cm" fo:border="none"/>
      <style:text-properties fo:font-variant="normal" fo:text-transform="none" fo:color="#4d575d" style:font-name="Gotham Rounded SSm A1" fo:font-size="10.5pt" fo:letter-spacing="normal" fo:font-style="normal" fo:font-weight="normal" officeooo:paragraph-rsid="001d5fa6" loext:padding="0cm" loext:border="none"/>
    </style:style>
    <style:style style:name="P30" style:family="paragraph" style:parent-style-name="Text_20_body" style:list-style-name="L5">
      <loext:graphic-properties draw:fill="none"/>
      <style:paragraph-properties fo:margin-left="0cm" fo:margin-right="0cm" fo:margin-top="0cm" fo:margin-bottom="0cm" loext:contextual-spacing="false" fo:line-height="115%" fo:text-align="start" style:justify-single-word="false" fo:orphans="2" fo:widows="2" fo:text-indent="-0.6cm" style:auto-text-indent="false" fo:background-color="transparent" fo:padding="0cm" fo:border="none"/>
      <style:text-properties fo:font-variant="normal" fo:text-transform="none" fo:color="#4d575d" style:font-name="Gotham Rounded SSm A1" fo:font-size="10.5pt" fo:letter-spacing="normal" fo:font-style="normal" fo:font-weight="normal" officeooo:paragraph-rsid="001d5fa6" loext:padding="0cm" loext:border="none"/>
    </style:style>
    <style:style style:name="P31" style:family="paragraph" style:parent-style-name="Text_20_body" style:list-style-name="L5">
      <loext:graphic-properties draw:fill="none"/>
      <style:paragraph-properties fo:margin-left="0cm" fo:margin-right="0cm" fo:margin-top="0cm" fo:margin-bottom="0cm" loext:contextual-spacing="false" fo:line-height="115%" fo:orphans="2" fo:widows="2" fo:text-indent="-0.6cm" style:auto-text-indent="false" fo:background-color="transparent" fo:padding="0cm" fo:border="none"/>
      <style:text-properties fo:font-variant="normal" fo:text-transform="none" fo:color="#4d575d" style:font-name="Gotham Rounded SSm A1" fo:font-size="10.5pt" fo:letter-spacing="normal" fo:font-style="normal" fo:font-weight="normal" officeooo:rsid="0020a7f5" officeooo:paragraph-rsid="0020a7f5" loext:padding="0cm" loext:border="none"/>
    </style:style>
    <style:style style:name="P32" style:family="paragraph" style:parent-style-name="Text_20_body" style:list-style-name="L6">
      <style:paragraph-properties fo:margin-top="0cm" fo:margin-bottom="0.265cm" loext:contextual-spacing="false" fo:orphans="2" fo:widows="2"/>
      <style:text-properties officeooo:paragraph-rsid="001e130c"/>
    </style:style>
    <style:style style:name="P33" style:family="paragraph" style:parent-style-name="Text_20_body" style:list-style-name="L6">
      <style:paragraph-properties fo:margin-top="0cm" fo:margin-bottom="0.265cm" loext:contextual-spacing="false" fo:orphans="2" fo:widows="2"/>
      <style:text-properties officeooo:paragraph-rsid="001f72b5"/>
    </style:style>
    <style:style style:name="P34" style:family="paragraph" style:parent-style-name="Text_20_body" style:list-style-name="L6">
      <style:paragraph-properties fo:margin-top="0cm" fo:margin-bottom="0.265cm" loext:contextual-spacing="false" fo:orphans="2" fo:widows="2"/>
      <style:text-properties officeooo:paragraph-rsid="002d84d5"/>
    </style:style>
    <style:style style:name="P35" style:family="paragraph" style:parent-style-name="Text_20_body" style:list-style-name="L8" style:master-page-name="">
      <loext:graphic-properties draw:fill="none"/>
      <style:paragraph-properties fo:margin-left="0.7cm" fo:margin-right="0cm" fo:margin-top="0cm" fo:margin-bottom="0cm" loext:contextual-spacing="false" fo:line-height="115%" fo:text-align="start" style:justify-single-word="false" fo:orphans="2" fo:widows="2" fo:text-indent="0cm" style:auto-text-indent="false" style:page-number="auto" fo:background-color="transparent" fo:padding="0cm" fo:border="none">
        <style:tab-stops>
          <style:tab-stop style:position="0.631cm"/>
        </style:tab-stops>
      </style:paragraph-properties>
      <style:text-properties officeooo:paragraph-rsid="00279dee"/>
    </style:style>
    <style:style style:name="P36" style:family="paragraph" style:parent-style-name="Text_20_body" style:list-style-name="L12">
      <loext:graphic-properties draw:fill="none"/>
      <style:paragraph-properties fo:margin-left="0.7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4d575d" style:font-name="Gotham Rounded SSm A1" fo:font-size="10.5pt" fo:letter-spacing="normal" fo:font-style="normal" fo:font-weight="normal" officeooo:paragraph-rsid="002cfc2e" loext:padding="0cm" loext:border="none"/>
    </style:style>
    <style:style style:name="P37" style:family="paragraph" style:parent-style-name="Text_20_body" style:list-style-name="L8">
      <loext:graphic-properties draw:fill="none"/>
      <style:paragraph-properties fo:margin-left="0.7cm" fo:margin-right="0cm" fo:margin-top="0cm" fo:margin-bottom="0cm" loext:contextual-spacing="false" fo:line-height="115%" fo:text-align="start" style:justify-single-word="false" fo:orphans="2" fo:widows="2" fo:text-indent="0cm" style:auto-text-indent="false" fo:background-color="transparent" fo:padding="0cm" fo:border="none">
        <style:tab-stops>
          <style:tab-stop style:position="0.631cm"/>
        </style:tab-stops>
      </style:paragraph-properties>
      <style:text-properties officeooo:rsid="00279dee" officeooo:paragraph-rsid="00279dee"/>
    </style:style>
    <style:style style:name="P38" style:family="paragraph" style:parent-style-name="Text_20_body" style:list-style-name="L12" style:master-page-name="">
      <loext:graphic-properties draw:fill="none"/>
      <style:paragraph-properties fo:margin-left="0.7cm" fo:margin-right="0cm" fo:margin-top="0cm" fo:margin-bottom="0cm" loext:contextual-spacing="false" fo:line-height="115%" fo:orphans="2" fo:widows="2" fo:text-indent="0cm" style:auto-text-indent="false" style:page-number="auto" fo:background-color="transparent" fo:padding="0cm" fo:border="none"/>
      <style:text-properties fo:font-variant="normal" fo:text-transform="none" fo:color="#4d575d" style:font-name="Gotham Rounded SSm A1" fo:font-size="10.5pt" fo:letter-spacing="normal" fo:font-style="normal" fo:font-weight="normal" officeooo:paragraph-rsid="002c4cf7" loext:padding="0cm" loext:border="none"/>
    </style:style>
    <style:style style:name="P39" style:family="paragraph" style:parent-style-name="Text_20_body" style:list-style-name="L7" style:master-page-name="">
      <loext:graphic-properties draw:fill="none"/>
      <style:paragraph-properties fo:margin-left="1.3cm" fo:margin-right="0cm" fo:margin-top="0cm" fo:margin-bottom="0cm" loext:contextual-spacing="false" fo:line-height="115%" fo:orphans="2" fo:widows="2" fo:text-indent="-0.6cm" style:auto-text-indent="false" style:page-number="auto" fo:background-color="transparent" fo:padding="0cm" fo:border="none">
        <style:tab-stops>
          <style:tab-stop style:position="0.631cm"/>
        </style:tab-stops>
      </style:paragraph-properties>
      <style:text-properties fo:font-variant="normal" fo:text-transform="none" fo:color="#4d575d" style:font-name="Gotham Rounded SSm A1" fo:font-size="10.5pt" fo:letter-spacing="normal" fo:font-style="normal" fo:font-weight="normal" officeooo:rsid="00208516" officeooo:paragraph-rsid="00208516" loext:padding="0cm" loext:border="none"/>
    </style:style>
    <style:style style:name="P40" style:family="paragraph" style:parent-style-name="Text_20_body" style:list-style-name="L7">
      <loext:graphic-properties draw:fill="none"/>
      <style:paragraph-properties fo:margin-left="1.3cm" fo:margin-right="0cm" fo:margin-top="0cm" fo:margin-bottom="0cm" loext:contextual-spacing="false" fo:line-height="115%" fo:orphans="2" fo:widows="2" fo:text-indent="-0.6cm" style:auto-text-indent="false" fo:background-color="transparent" fo:padding="0cm" fo:border="none">
        <style:tab-stops>
          <style:tab-stop style:position="0.631cm"/>
        </style:tab-stops>
      </style:paragraph-properties>
      <style:text-properties fo:font-variant="normal" fo:text-transform="none" fo:color="#4d575d" style:font-name="Gotham Rounded SSm A1" fo:font-size="10.5pt" fo:letter-spacing="normal" fo:font-style="normal" fo:font-weight="normal" officeooo:rsid="0020a7f5" officeooo:paragraph-rsid="0020a7f5" loext:padding="0cm" loext:border="none"/>
    </style:style>
    <style:style style:name="P41" style:family="paragraph" style:parent-style-name="Text_20_body" style:list-style-name="L7">
      <loext:graphic-properties draw:fill="none"/>
      <style:paragraph-properties fo:margin-left="1.3cm" fo:margin-right="0cm" fo:margin-top="0cm" fo:margin-bottom="0cm" loext:contextual-spacing="false" fo:line-height="115%" fo:orphans="2" fo:widows="2" fo:text-indent="-0.6cm" style:auto-text-indent="false" fo:background-color="transparent" fo:padding="0cm" fo:border="none">
        <style:tab-stops>
          <style:tab-stop style:position="0.631cm"/>
        </style:tab-stops>
      </style:paragraph-properties>
      <style:text-properties fo:font-variant="normal" fo:text-transform="none" fo:color="#4d575d" style:font-name="Gotham Rounded SSm A1" fo:font-size="10.5pt" fo:letter-spacing="normal" fo:font-style="normal" fo:font-weight="normal" officeooo:rsid="0020a7f5" officeooo:paragraph-rsid="002d8a69" loext:padding="0cm" loext:border="none"/>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list-style-name="L9">
      <loext:graphic-properties draw:fill="none"/>
      <style:paragraph-properties fo:margin-left="0.7cm" fo:margin-right="0cm" fo:margin-top="0cm" fo:margin-bottom="0cm" loext:contextual-spacing="false" fo:line-height="115%" fo:text-align="start" style:justify-single-word="false" fo:orphans="2" fo:widows="2" fo:text-indent="0.101cm" style:auto-text-indent="false" fo:background-color="transparent" fo:padding="0cm" fo:border="none">
        <style:tab-stops>
          <style:tab-stop style:position="0.631cm"/>
        </style:tab-stops>
      </style:paragraph-properties>
      <style:text-properties fo:font-variant="normal" fo:text-transform="none" fo:color="#333333" style:font-name="Gotham Rounded SSm A" fo:font-size="10.5pt" fo:letter-spacing="normal" fo:font-style="normal" fo:font-weight="normal" officeooo:rsid="00280efe" officeooo:paragraph-rsid="00280efe" style:font-size-asian="10.5pt" style:font-size-complex="10.5pt" loext:padding="0cm" loext:border="none"/>
    </style:style>
    <style:style style:name="P44" style:family="paragraph" style:parent-style-name="Text_20_body" style:list-style-name="L9">
      <loext:graphic-properties draw:fill="none"/>
      <style:paragraph-properties fo:margin-left="0.7cm" fo:margin-right="0cm" fo:margin-top="0cm" fo:margin-bottom="0cm" loext:contextual-spacing="false" fo:line-height="115%" fo:text-align="start" style:justify-single-word="false" fo:orphans="2" fo:widows="2" fo:text-indent="0.101cm" style:auto-text-indent="false" fo:background-color="transparent" fo:padding="0cm" fo:border="none"/>
      <style:text-properties fo:font-variant="normal" fo:text-transform="none" fo:color="#333333" style:font-name="Gotham Rounded SSm A" fo:font-size="10.5pt" fo:letter-spacing="normal" fo:font-style="normal" fo:font-weight="normal" officeooo:rsid="00280efe" officeooo:paragraph-rsid="00280efe" style:font-size-asian="10.5pt" style:font-size-complex="10.5pt" loext:padding="0cm" loext:border="none"/>
    </style:style>
    <style:style style:name="P45" style:family="paragraph" style:parent-style-name="Text_20_body" style:list-style-name="L9">
      <loext:graphic-properties draw:fill="none"/>
      <style:paragraph-properties fo:margin-left="0.7cm" fo:margin-right="0cm" fo:margin-top="0cm" fo:margin-bottom="0cm" loext:contextual-spacing="false" fo:line-height="115%" fo:text-align="start" style:justify-single-word="false" fo:orphans="2" fo:widows="2" fo:text-indent="0.101cm" style:auto-text-indent="false" fo:background-color="transparent" fo:padding="0cm" fo:border="none"/>
      <style:text-properties fo:font-variant="normal" fo:text-transform="none" fo:color="#333333" style:font-name="Gotham Rounded SSm A" fo:font-size="10.5pt" fo:font-style="normal" fo:font-weight="normal" officeooo:paragraph-rsid="00280efe" style:font-size-asian="10.5pt" style:font-size-complex="10.5pt"/>
    </style:style>
    <style:style style:name="P46" style:family="paragraph" style:parent-style-name="Text_20_body" style:list-style-name="L9">
      <loext:graphic-properties draw:fill="none"/>
      <style:paragraph-properties fo:margin-left="0.7cm" fo:margin-right="0cm" fo:margin-top="0cm" fo:margin-bottom="0cm" loext:contextual-spacing="false" fo:line-height="115%" fo:text-align="start" style:justify-single-word="false" fo:orphans="2" fo:widows="2" fo:text-indent="0.101cm" style:auto-text-indent="false" fo:background-color="transparent" fo:padding="0cm" fo:border="none"/>
      <style:text-properties fo:font-variant="normal" fo:text-transform="none" fo:color="#333333" style:font-name="Gotham Rounded SSm A" fo:font-size="10.5pt" fo:font-style="normal" fo:font-weight="normal" officeooo:rsid="00280efe" officeooo:paragraph-rsid="00280efe" style:font-size-asian="10.5pt" style:font-size-complex="10.5pt"/>
    </style:style>
    <style:style style:name="P47" style:family="paragraph" style:parent-style-name="Text_20_body" style:list-style-name="L9">
      <loext:graphic-properties draw:fill="none"/>
      <style:paragraph-properties fo:margin-left="0.7cm" fo:margin-right="0cm" fo:margin-top="0cm" fo:margin-bottom="0cm" loext:contextual-spacing="false" fo:line-height="115%" fo:text-align="start" style:justify-single-word="false" fo:orphans="2" fo:widows="2" fo:text-indent="0.101cm" style:auto-text-indent="false" fo:background-color="transparent" fo:padding="0cm" fo:border="none"/>
      <style:text-properties fo:font-variant="normal" fo:text-transform="none" fo:color="#333333" style:text-line-through-style="none" style:text-line-through-type="none" style:font-name="Gotham Rounded SSm A" fo:font-size="10.5pt" fo:font-style="normal" style:text-underline-style="none" fo:font-weight="normal" officeooo:rsid="00280efe" officeooo:paragraph-rsid="00280efe" style:text-blinking="false" fo:background-color="transparent" style:font-size-asian="10.5pt" style:font-size-complex="10.5pt"/>
    </style:style>
    <style:style style:name="P48" style:family="paragraph" style:parent-style-name="Text_20_body" style:list-style-name="L9">
      <loext:graphic-properties draw:fill="none"/>
      <style:paragraph-properties fo:margin-left="0.7cm" fo:margin-right="0cm" fo:margin-top="0cm" fo:margin-bottom="0cm" loext:contextual-spacing="false" fo:line-height="115%" fo:text-align="start" style:justify-single-word="false" fo:orphans="2" fo:widows="2" fo:text-indent="0.101cm" style:auto-text-indent="false" fo:background-color="transparent" fo:padding="0cm" fo:border="none"/>
      <style:text-properties fo:font-variant="normal" fo:text-transform="none" fo:color="#333333" style:text-line-through-style="none" style:text-line-through-type="none" style:font-name="Gotham Rounded SSm A" fo:font-size="10.5pt" fo:font-style="normal" style:text-underline-style="none" fo:font-weight="normal" officeooo:paragraph-rsid="002b46be" style:text-blinking="false" fo:background-color="transparent" style:font-size-asian="10.5pt" style:font-size-complex="10.5pt"/>
    </style:style>
    <style:style style:name="P49" style:family="paragraph" style:parent-style-name="Text_20_body" style:list-style-name="L9">
      <loext:graphic-properties draw:fill="none"/>
      <style:paragraph-properties fo:margin-left="0.7cm" fo:margin-right="0cm" fo:margin-top="0cm" fo:margin-bottom="0cm" loext:contextual-spacing="false" fo:line-height="115%" fo:text-align="start" style:justify-single-word="false" fo:orphans="2" fo:widows="2" fo:text-indent="0.101cm" style:auto-text-indent="false" fo:background-color="transparent" fo:padding="0cm" fo:border="none"/>
      <style:text-properties fo:color="#333333" style:font-name="Gotham Rounded SSm A" fo:font-size="10.5pt" officeooo:paragraph-rsid="00295f95" style:font-size-asian="10.5pt" style:font-size-complex="10.5pt"/>
    </style:style>
    <style:style style:name="P50" style:family="paragraph" style:parent-style-name="Text_20_body" style:list-style-name="L9" style:master-page-name="">
      <loext:graphic-properties draw:fill="none"/>
      <style:paragraph-properties fo:margin-left="0.7cm" fo:margin-right="0cm" fo:margin-top="0cm" fo:margin-bottom="0cm" loext:contextual-spacing="false" fo:line-height="115%" fo:text-align="start" style:justify-single-word="false" fo:orphans="2" fo:widows="2" fo:text-indent="0.101cm" style:auto-text-indent="false" style:page-number="auto" fo:background-color="transparent" fo:padding="0cm" fo:border="none">
        <style:tab-stops>
          <style:tab-stop style:position="0.631cm"/>
        </style:tab-stops>
      </style:paragraph-properties>
      <style:text-properties fo:font-variant="normal" fo:text-transform="none" fo:color="#333333" style:font-name="Gotham Rounded SSm A" fo:font-size="10.5pt" fo:letter-spacing="normal" fo:font-style="normal" fo:font-weight="normal" officeooo:rsid="00280efe" officeooo:paragraph-rsid="00295f95" style:font-size-asian="10.5pt" style:font-size-complex="10.5pt" loext:padding="0cm" loext:border="none"/>
    </style:style>
    <style:style style:name="T1" style:family="text">
      <style:text-properties fo:font-weight="normal"/>
    </style:style>
    <style:style style:name="T2" style:family="text">
      <style:text-properties fo:font-weight="normal" officeooo:rsid="0018e7c5"/>
    </style:style>
    <style:style style:name="T3" style:family="text">
      <style:text-properties fo:font-weight="normal" officeooo:rsid="001cc888" style:font-weight-asian="normal" style:font-weight-complex="normal"/>
    </style:style>
    <style:style style:name="T4" style:family="text">
      <style:text-properties fo:font-weight="normal" officeooo:rsid="001bf664" style:font-weight-asian="normal" style:font-weight-complex="normal"/>
    </style:style>
    <style:style style:name="T5" style:family="text">
      <style:text-properties fo:font-weight="normal" officeooo:rsid="002c4cf7" style:font-weight-asian="normal" style:font-weight-complex="normal"/>
    </style:style>
    <style:style style:name="T6" style:family="text">
      <style:text-properties fo:font-weight="normal" officeooo:rsid="002cfc2e" style:font-weight-asian="normal" style:font-weight-complex="normal"/>
    </style:style>
    <style:style style:name="T7" style:family="text">
      <style:text-properties fo:font-weight="normal" officeooo:rsid="002f5b3f" style:font-weight-asian="normal" style:font-weight-complex="normal"/>
    </style:style>
    <style:style style:name="T8" style:family="text">
      <style:text-properties fo:font-weight="bold" officeooo:rsid="0018e7c5" style:font-weight-asian="bold" style:font-weight-complex="bold"/>
    </style:style>
    <style:style style:name="T9" style:family="text">
      <style:text-properties fo:font-variant="normal" fo:text-transform="none" fo:color="#4d575d" style:font-name="Gotham Rounded SSm A1" fo:font-size="10.5pt" fo:letter-spacing="normal" fo:font-style="normal" fo:font-weight="bold" loext:padding="0cm" loext:border="none"/>
    </style:style>
    <style:style style:name="T10" style:family="text">
      <style:text-properties fo:font-variant="normal" fo:text-transform="none" fo:color="#4d575d" style:font-name="Gotham Rounded SSm A1" fo:font-size="10.5pt" fo:letter-spacing="normal" fo:font-style="normal" fo:font-weight="bold" officeooo:rsid="0018e7c5" loext:padding="0cm" loext:border="none"/>
    </style:style>
    <style:style style:name="T11" style:family="text">
      <style:text-properties fo:font-variant="normal" fo:text-transform="none" fo:color="#4d575d" style:font-name="Gotham Rounded SSm A1" fo:font-size="10.5pt" fo:letter-spacing="normal" fo:font-style="normal" fo:font-weight="bold" officeooo:rsid="0018e7c5" style:font-weight-asian="bold" style:font-weight-complex="bold" loext:padding="0cm" loext:border="none"/>
    </style:style>
    <style:style style:name="T12" style:family="text">
      <style:text-properties fo:font-variant="normal" fo:text-transform="none" fo:color="#4d575d" style:font-name="Gotham Rounded SSm A1" fo:font-size="10.5pt" fo:letter-spacing="normal" fo:font-style="normal" fo:font-weight="normal" loext:padding="0cm" loext:border="none"/>
    </style:style>
    <style:style style:name="T13" style:family="text">
      <style:text-properties fo:font-variant="normal" fo:text-transform="none" fo:color="#4d575d" style:font-name="Gotham Rounded SSm A1" fo:font-size="10.5pt" fo:letter-spacing="normal" fo:font-style="normal" fo:font-weight="normal" officeooo:rsid="001cc888" style:font-weight-asian="normal" style:font-weight-complex="normal" loext:padding="0cm" loext:border="none"/>
    </style:style>
    <style:style style:name="T14" style:family="text">
      <style:text-properties fo:font-variant="normal" fo:text-transform="none" fo:color="#4d575d" style:font-name="Gotham Rounded SSm A1" fo:font-size="10.5pt" fo:letter-spacing="normal" fo:font-style="normal" fo:font-weight="normal" officeooo:rsid="001d5fa6" style:font-weight-asian="normal" style:font-weight-complex="normal" loext:padding="0cm" loext:border="none"/>
    </style:style>
    <style:style style:name="T15" style:family="text">
      <style:text-properties fo:font-variant="normal" fo:text-transform="none" fo:color="#4d575d" style:font-name="Gotham Rounded SSm A1" fo:font-size="10.5pt" fo:letter-spacing="normal" fo:font-style="normal" fo:font-weight="normal" officeooo:rsid="001e130c" style:font-weight-asian="normal" style:font-weight-complex="normal" loext:padding="0cm" loext:border="none"/>
    </style:style>
    <style:style style:name="T16" style:family="text">
      <style:text-properties fo:font-variant="normal" fo:text-transform="none" fo:color="#4d575d" style:font-name="Gotham Rounded SSm A1" fo:font-size="10.5pt" fo:letter-spacing="normal" fo:font-style="normal" fo:font-weight="normal" officeooo:rsid="001f72b5" style:font-weight-asian="normal" style:font-weight-complex="normal" loext:padding="0cm" loext:border="none"/>
    </style:style>
    <style:style style:name="T17" style:family="text">
      <style:text-properties fo:font-variant="normal" fo:text-transform="none" fo:color="#4d575d" style:font-name="Gotham Rounded SSm A1" fo:font-size="10.5pt" fo:letter-spacing="normal" fo:font-style="normal" fo:font-weight="normal" officeooo:rsid="00208516" style:font-weight-asian="normal" style:font-weight-complex="normal" loext:padding="0cm" loext:border="none"/>
    </style:style>
    <style:style style:name="T18" style:family="text">
      <style:text-properties fo:font-variant="normal" fo:text-transform="none" fo:color="#4d575d" style:font-name="Gotham Rounded SSm A1" fo:font-size="10.5pt" fo:letter-spacing="normal" fo:font-style="normal" fo:font-weight="normal" officeooo:rsid="002cfc2e" style:font-weight-asian="normal" style:font-weight-complex="normal" loext:padding="0cm" loext:border="none"/>
    </style:style>
    <style:style style:name="T19" style:family="text">
      <style:text-properties fo:font-variant="normal" fo:text-transform="none" fo:color="#4d575d" style:font-name="Gotham Rounded SSm A1" fo:font-size="10.5pt" fo:letter-spacing="normal" fo:font-style="normal" fo:font-weight="normal" officeooo:rsid="001ad1ee" style:font-weight-asian="normal" style:font-weight-complex="normal" loext:padding="0cm" loext:border="none"/>
    </style:style>
    <style:style style:name="T20" style:family="text">
      <style:text-properties fo:font-variant="normal" fo:text-transform="none" fo:color="#4d575d" style:font-name="Gotham Rounded SSm A1" fo:font-size="10.5pt" fo:letter-spacing="normal" fo:font-style="normal" fo:font-weight="normal" officeooo:rsid="002d84d5" style:font-weight-asian="normal" style:font-weight-complex="normal" loext:padding="0cm" loext:border="none"/>
    </style:style>
    <style:style style:name="T21" style:family="text">
      <style:text-properties fo:font-variant="normal" fo:text-transform="none" fo:color="#4d575d" style:font-name="Gotham Rounded SSm A1" fo:font-size="10.5pt" fo:letter-spacing="normal" fo:font-style="normal" fo:font-weight="normal" officeooo:rsid="002d8a69" style:font-weight-asian="normal" style:font-weight-complex="normal" loext:padding="0cm" loext:border="none"/>
    </style:style>
    <style:style style:name="T22" style:family="text">
      <style:text-properties fo:font-variant="normal" fo:text-transform="none" fo:color="#4d575d" style:font-name="Gotham Rounded SSm A1" fo:font-size="10.5pt" fo:letter-spacing="normal" fo:font-style="normal" fo:font-weight="normal" officeooo:rsid="002f5b3f" style:font-weight-asian="normal" style:font-weight-complex="normal" loext:padding="0cm" loext:border="none"/>
    </style:style>
    <style:style style:name="T23" style:family="text">
      <style:text-properties fo:font-variant="normal" fo:text-transform="none" fo:color="#4d575d" style:font-name="Gotham Rounded SSm A1" fo:font-size="10.5pt" fo:letter-spacing="normal" fo:font-style="normal" fo:font-weight="normal" officeooo:rsid="001bf664" loext:padding="0cm" loext:border="none"/>
    </style:style>
    <style:style style:name="T24" style:family="text">
      <style:text-properties fo:font-variant="normal" fo:text-transform="none" fo:color="#4d575d" style:font-name="Gotham Rounded SSm A1" fo:font-size="10.5pt" fo:letter-spacing="normal" fo:font-style="normal" fo:font-weight="normal" officeooo:rsid="001f72b5" loext:padding="0cm" loext:border="none"/>
    </style:style>
    <style:style style:name="T25" style:family="text">
      <style:text-properties fo:font-variant="normal" fo:text-transform="none" fo:color="#4d575d" style:font-name="Gotham Rounded SSm A1" fo:font-size="10.5pt" fo:letter-spacing="normal" fo:font-style="normal" fo:font-weight="normal" officeooo:rsid="00208516" loext:padding="0cm" loext:border="none"/>
    </style:style>
    <style:style style:name="T26" style:family="text">
      <style:text-properties fo:font-variant="normal" fo:text-transform="none" fo:color="#4d575d" style:font-name="Gotham Rounded SSm A1" fo:font-size="10.5pt" fo:letter-spacing="normal" fo:font-style="normal" fo:font-weight="normal" officeooo:rsid="00224ec8" loext:padding="0cm" loext:border="none"/>
    </style:style>
    <style:style style:name="T27" style:family="text">
      <style:text-properties fo:font-variant="normal" fo:text-transform="none" fo:color="#4d575d" style:font-name="Gotham Rounded SSm A1" fo:font-size="10.5pt" fo:letter-spacing="normal" fo:font-style="normal" fo:font-weight="normal" officeooo:rsid="00259158" loext:padding="0cm" loext:border="none"/>
    </style:style>
    <style:style style:name="T28" style:family="text">
      <style:text-properties fo:font-variant="normal" fo:text-transform="none" fo:color="#4d575d" style:font-name="Gotham Rounded SSm A1" fo:font-size="10.5pt" fo:letter-spacing="normal" fo:font-style="normal" fo:font-weight="normal" officeooo:rsid="00268074" loext:padding="0cm" loext:border="none"/>
    </style:style>
    <style:style style:name="T29" style:family="text">
      <style:text-properties fo:font-variant="normal" fo:text-transform="none" fo:color="#4d575d" style:font-name="Gotham Rounded SSm A1" fo:font-size="10.5pt" fo:letter-spacing="normal" fo:font-style="normal" fo:font-weight="normal" officeooo:rsid="00279dee" loext:padding="0cm" loext:border="none"/>
    </style:style>
    <style:style style:name="T30" style:family="text">
      <style:text-properties fo:font-variant="normal" fo:text-transform="none" fo:color="#4d575d" style:font-name="Gotham Rounded SSm A1" fo:font-size="10.5pt" fo:letter-spacing="normal" fo:font-style="normal" fo:font-weight="normal" officeooo:rsid="002d8a69" loext:padding="0cm" loext:border="none"/>
    </style:style>
    <style:style style:name="T31" style:family="text">
      <style:text-properties fo:font-variant="normal" fo:text-transform="none" fo:color="#4d575d" style:font-name="Gotham Rounded SSm A1" fo:font-size="10.5pt" fo:letter-spacing="normal" fo:font-style="normal" fo:font-weight="normal" officeooo:rsid="002f2837" loext:padding="0cm" loext:border="none"/>
    </style:style>
    <style:style style:name="T32" style:family="text">
      <style:text-properties fo:font-variant="normal" fo:text-transform="none" fo:color="#4d575d" style:font-name="Gotham Rounded SSm A1" fo:font-size="10.5pt" fo:letter-spacing="normal" fo:font-style="normal" fo:font-weight="normal" officeooo:rsid="002f5b3f" loext:padding="0cm" loext:border="none"/>
    </style:style>
    <style:style style:name="T33" style:family="text">
      <style:text-properties fo:font-variant="normal" fo:text-transform="none" fo:color="#4d575d" style:font-name="Gotham Rounded SSm A1" fo:font-size="10.5pt" fo:letter-spacing="normal" fo:font-style="normal" officeooo:rsid="001ad1ee" loext:padding="0cm" loext:border="none"/>
    </style:style>
    <style:style style:name="T34" style:family="text">
      <style:text-properties fo:font-variant="normal" fo:text-transform="none" fo:color="#4d575d" style:font-name="Gotham Rounded SSm A1" fo:font-size="10.5pt" fo:letter-spacing="normal" fo:font-style="normal" officeooo:rsid="002cfc2e" loext:padding="0cm" loext:border="none"/>
    </style:style>
    <style:style style:name="T35" style:family="text">
      <style:text-properties fo:font-variant="normal" fo:text-transform="none" style:text-line-through-style="none" style:text-line-through-type="none" fo:letter-spacing="normal" fo:font-style="normal" style:text-underline-style="none" fo:font-weight="normal" officeooo:rsid="00295f95" style:text-blinking="false" fo:background-color="transparent" loext:char-shading-value="0" loext:padding="0cm" loext:border="none"/>
    </style:style>
    <style:style style:name="T36" style:family="text">
      <style:text-properties fo:font-variant="normal" fo:text-transform="none" style:text-line-through-style="none" style:text-line-through-type="none" fo:letter-spacing="normal" fo:font-style="normal" style:text-underline-style="none" fo:font-weight="normal" officeooo:rsid="00280efe" style:text-blinking="false" fo:background-color="transparent" loext:char-shading-value="0" loext:padding="0cm" loext:border="none"/>
    </style:style>
    <style:style style:name="T37" style:family="text">
      <style:text-properties fo:font-variant="normal" fo:text-transform="none" style:text-line-through-style="none" style:text-line-through-type="none" fo:letter-spacing="normal" fo:font-style="normal" style:text-underline-style="none" fo:font-weight="normal" officeooo:rsid="002b5c45" style:text-blinking="false" fo:background-color="transparent" loext:char-shading-value="0" loext:padding="0cm" loext:border="none"/>
    </style:style>
    <style:style style:name="T38" style:family="text">
      <style:text-properties fo:font-variant="normal" fo:text-transform="none" style:text-line-through-style="none" style:text-line-through-type="none" fo:letter-spacing="normal" fo:font-style="normal" style:text-underline-style="none" fo:font-weight="normal" officeooo:rsid="002c4cf7" style:text-blinking="false" fo:background-color="transparent" loext:char-shading-value="0" loext:padding="0cm" loext:border="none"/>
    </style:style>
    <style:style style:name="T39"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40" style:family="text">
      <style:text-properties fo:font-variant="normal" fo:text-transform="none" fo:color="#333333" style:text-line-through-style="none" style:text-line-through-type="none" style:font-name="Gotham Rounded SSm A" fo:font-size="10.5pt" fo:font-style="normal" style:text-underline-style="none" fo:font-weight="normal" style:text-blinking="false" fo:background-color="transparent" loext:char-shading-value="0" style:font-size-asian="10.5pt" style:font-size-complex="10.5pt"/>
    </style:style>
    <style:style style:name="T41" style:family="text">
      <style:text-properties fo:font-variant="normal" fo:text-transform="none" fo:color="#333333" style:text-line-through-style="none" style:text-line-through-type="none" style:font-name="Gotham Rounded SSm A" fo:font-size="10.5pt" fo:font-style="normal" style:text-underline-style="none" fo:font-weight="normal" officeooo:rsid="002b5c45" style:text-blinking="false" fo:background-color="transparent" loext:char-shading-value="0" style:font-size-asian="10.5pt" style:font-size-complex="10.5pt"/>
    </style:style>
    <style:style style:name="T42" style:family="text">
      <style:text-properties fo:font-variant="normal" fo:text-transform="none" fo:color="#333333" style:font-name="Gotham Rounded SSm A" fo:font-size="10.5pt" fo:letter-spacing="normal" fo:font-style="normal" fo:font-weight="normal" officeooo:rsid="002b5c45" style:font-size-asian="10.5pt" style:font-size-complex="10.5pt" loext:padding="0cm" loext:border="none"/>
    </style:style>
    <style:style style:name="T43" style:family="text">
      <style:text-properties fo:font-variant="normal" fo:text-transform="none" style:font-name="Gotham Rounded SSm A1" fo:font-size="10.5pt" fo:letter-spacing="normal" fo:font-style="normal" fo:font-weight="normal" officeooo:rsid="002c4cf7" loext:padding="0cm" loext:border="none"/>
    </style:style>
    <style:style style:name="T44" style:family="text">
      <style:text-properties fo:font-variant="normal" fo:text-transform="none" style:font-name="Gotham Rounded SSm A1" fo:font-size="10.5pt" fo:letter-spacing="normal" fo:font-style="normal" fo:font-weight="normal" officeooo:rsid="002b5c45" loext:padding="0cm" loext:border="none"/>
    </style:style>
    <style:style style:name="T45" style:family="text">
      <style:text-properties fo:font-variant="normal" fo:text-transform="none" style:font-name="Gotham Rounded SSm A1" fo:font-size="10.5pt" fo:letter-spacing="normal" fo:font-style="normal" fo:font-weight="normal" officeooo:rsid="002f5b3f" loext:padding="0cm" loext:border="none"/>
    </style:style>
    <style:style style:name="T46" style:family="text">
      <style:text-properties fo:font-variant="normal" fo:text-transform="none" style:font-name="Gotham Rounded SSm A1" fo:font-size="10.5pt" fo:letter-spacing="normal" fo:font-style="normal" fo:font-weight="normal" officeooo:rsid="002f5b3f" style:font-weight-asian="normal" style:font-weight-complex="normal" loext:padding="0cm" loext:border="none"/>
    </style:style>
    <style:style style:name="T47" style:family="text">
      <style:text-properties fo:font-variant="normal" fo:text-transform="none" fo:color="#00a933" style:font-name="Gotham Rounded SSm A1" fo:font-size="10.5pt" fo:letter-spacing="normal" fo:font-style="normal" fo:font-weight="normal" officeooo:rsid="002f5b3f" style:font-weight-asian="normal" style:font-weight-complex="normal" loext:padding="0cm" loext:border="none"/>
    </style:style>
    <style:style style:name="T48" style:family="text">
      <style:text-properties fo:letter-spacing="normal" officeooo:rsid="00280efe" loext:padding="0cm" loext:border="none"/>
    </style:style>
    <style:style style:name="T49" style:family="text">
      <style:text-properties officeooo:rsid="0018e7c5"/>
    </style:style>
    <style:style style:name="T50" style:family="text">
      <style:text-properties officeooo:rsid="001ad1ee"/>
    </style:style>
    <style:style style:name="T51" style:family="text">
      <style:text-properties officeooo:rsid="001bf664"/>
    </style:style>
    <style:style style:name="T52" style:family="text">
      <style:text-properties officeooo:rsid="00208516"/>
    </style:style>
    <style:style style:name="T53" style:family="text">
      <style:text-properties officeooo:rsid="0020a7f5"/>
    </style:style>
    <style:style style:name="T54" style:family="text">
      <style:text-properties officeooo:rsid="00224ec8"/>
    </style:style>
    <style:style style:name="T55" style:family="text">
      <style:text-properties officeooo:rsid="00259158"/>
    </style:style>
    <style:style style:name="T56" style:family="text">
      <style:text-properties officeooo:rsid="00268074"/>
    </style:style>
    <style:style style:name="T57" style:family="text">
      <style:text-properties officeooo:rsid="00295f95"/>
    </style:style>
    <style:style style:name="T58" style:family="text">
      <style:text-properties style:font-weight-asian="normal" style:font-weight-complex="normal"/>
    </style:style>
    <style:style style:name="T59" style:family="text">
      <style:text-properties officeooo:rsid="00295f95" style:font-weight-asian="normal" style:font-weight-complex="normal"/>
    </style:style>
    <style:style style:name="T60" style:family="text">
      <style:text-properties officeooo:rsid="002b46be" style:font-weight-asian="normal" style:font-weight-complex="normal"/>
    </style:style>
    <style:style style:name="T61" style:family="text">
      <style:text-properties officeooo:rsid="002f5b3f" style:font-weight-asian="normal" style:font-weight-complex="normal"/>
    </style:style>
    <style:style style:name="T62" style:family="text">
      <style:text-properties officeooo:rsid="002b46be"/>
    </style:style>
    <style:style style:name="T63" style:family="text">
      <style:text-properties style:text-line-through-style="none" style:text-line-through-type="none" style:text-underline-style="none" style:text-blinking="false" fo:background-color="transparent" loext:char-shading-value="0" style:font-weight-asian="normal" style:font-weight-complex="normal"/>
    </style:style>
    <style:style style:name="T64" style:family="text">
      <style:text-properties style:text-line-through-style="none" style:text-line-through-type="none" style:text-underline-style="none" officeooo:rsid="00280efe" style:text-blinking="false" fo:background-color="transparent" loext:char-shading-value="0" style:font-weight-asian="normal" style:font-weight-complex="normal"/>
    </style:style>
    <style:style style:name="T65" style:family="text">
      <style:text-properties fo:color="#333333" style:font-name="Gotham Rounded SSm A" style:font-size-asian="10.5pt" style:font-size-complex="10.5pt"/>
    </style:style>
    <style:style style:name="T66" style:family="text">
      <style:text-properties fo:color="#333333" style:font-name="Gotham Rounded SSm A" officeooo:rsid="001bf664" style:font-size-asian="10.5pt" style:font-size-complex="10.5pt"/>
    </style:style>
    <style:style style:name="T67" style:family="text">
      <style:text-properties officeooo:rsid="002b5c45"/>
    </style:style>
    <style:style style:name="T68" style:family="text">
      <style:text-properties officeooo:rsid="002c4cf7"/>
    </style:style>
    <style:style style:name="T69" style:family="text">
      <style:text-properties officeooo:rsid="002d8a69"/>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7cm" fo:text-indent="-0.635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5cm" fo:text-indent="-0.635cm" fo:margin-left="1.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4cm" fo:text-indent="-0.635cm" fo:margin-left="1.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75cm" fo:text-indent="-0.635cm" fo:margin-left="2.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1cm" fo:text-indent="-0.635cm" fo:margin-left="3.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45cm" fo:text-indent="-0.635cm" fo:margin-left="3.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8cm" fo:text-indent="-0.635cm" fo:margin-left="4.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15cm" fo:text-indent="-0.635cm" fo:margin-left="5.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5cm" fo:text-indent="-0.635cm" fo:margin-left="5.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85cm" fo:text-indent="-0.635cm" fo:margin-left="6.3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7cm" fo:text-indent="-0.635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5cm" fo:text-indent="-0.635cm" fo:margin-left="1.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4cm" fo:text-indent="-0.635cm" fo:margin-left="1.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75cm" fo:text-indent="-0.635cm" fo:margin-left="2.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1cm" fo:text-indent="-0.635cm" fo:margin-left="3.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45cm" fo:text-indent="-0.635cm" fo:margin-left="3.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8cm" fo:text-indent="-0.635cm" fo:margin-left="4.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15cm" fo:text-indent="-0.635cm" fo:margin-left="5.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5cm" fo:text-indent="-0.635cm" fo:margin-left="5.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85cm" fo:text-indent="-0.635cm" fo:margin-left="6.3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7cm" fo:text-indent="-0.635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5cm" fo:text-indent="-0.635cm" fo:margin-left="1.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4cm" fo:text-indent="-0.635cm" fo:margin-left="1.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75cm" fo:text-indent="-0.635cm" fo:margin-left="2.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1cm" fo:text-indent="-0.635cm" fo:margin-left="3.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45cm" fo:text-indent="-0.635cm" fo:margin-left="3.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8cm" fo:text-indent="-0.635cm" fo:margin-left="4.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15cm" fo:text-indent="-0.635cm" fo:margin-left="5.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5cm" fo:text-indent="-0.635cm" fo:margin-left="5.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85cm" fo:text-indent="-0.635cm" fo:margin-left="6.3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7cm" fo:text-indent="-0.635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5cm" fo:text-indent="-0.635cm" fo:margin-left="1.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4cm" fo:text-indent="-0.635cm" fo:margin-left="1.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75cm" fo:text-indent="-0.635cm" fo:margin-left="2.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1cm" fo:text-indent="-0.635cm" fo:margin-left="3.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45cm" fo:text-indent="-0.635cm" fo:margin-left="3.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8cm" fo:text-indent="-0.635cm" fo:margin-left="4.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15cm" fo:text-indent="-0.635cm" fo:margin-left="5.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5cm" fo:text-indent="-0.635cm" fo:margin-left="5.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85cm" fo:text-indent="-0.635cm" fo:margin-left="6.3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ra Optimization.</text:p>
      <text:p text:style-name="P5">Project 1 </text:p>
      <text:p text:style-name="P17">DESCRIPTION</text:p>
      <text:p text:style-name="P6"><text:span text:style-name="T50">in this project I am going to c</text:span>reate a DevOps infrastructure for an e-commerce application to run on high-availability mode.</text:p>
      <text:p text:style-name="P7"><text:span text:style-name="Strong_20_Emphasis"><text:span text:style-name="T9">Background of the problem statement:</text:span></text:span><text:span text:style-name="T12"><text:line-break/>A popular payment application, </text:span><text:span text:style-name="Strong_20_Emphasis"><text:span text:style-name="T9">EasyPay </text:span></text:span><text:span text:style-name="T12">where users add money to their wallet accounts, faces an issue in its payment success rate. The timeout that occurs with<text:line-break/>the connectivity of the database has been the reason for the issue.<text:line-break/>While troubleshooting, it is found that the database server has several downtime instances at irregular intervals. This situation compels the company to create their own infrastructure that runs in high-availability mode.<text:line-break/>Given that online shopping experiences continue to evolve as per customer expectations, the developers are driven to make their app more reliable, fast, and secure for improving the performance of the current system.</text:span></text:p>
      <text:p text:style-name="P7"><text:span text:style-name="Strong_20_Emphasis"><text:span text:style-name="T9">Implementation requirements:</text:span></text:span></text:p>
      <text:list xml:id="list2577832974" text:style-name="L1">
        <text:list-item>
          <text:p text:style-name="P14"><text:span text:style-name="T51">Creating an </text:span><text:span text:style-name="T50">AWS </text:span>cluster<text:span text:style-name="T51"> (3 </text:span>EC2 instances <text:span text:style-name="T50">1 master and 2 worker nodes) </text:span><text:span text:style-name="T51">with full connectivity including</text:span> load<text:span text:style-name="T51">balancer</text:span> and elastic I<text:span text:style-name="T51">P</text:span><text:span text:style-name="T50">s. </text:span><text:span text:style-name="T51">I am also using AWS cloud9 for my environment which <text:tab/>gives me a lot of flexibility to control over my cluster.</text:span></text:p>
        </text:list-item>
        <text:list-item>
          <text:p text:style-name="P14">Automat<text:span text:style-name="T51">ing</text:span> the provisioning of an EC2 instance using Ansible <text:span text:style-name="T51">in case we need </text:span><text:span text:style-name="T52">to </text:span><text:span text:style-name="T51">add more nodes to our cluster.</text:span></text:p>
        </text:list-item>
        <text:list-item>
          <text:p text:style-name="P14">Install<text:span text:style-name="T51">ing</text:span> Docker and Kubernetes on the cluster</text:p>
        </text:list-item>
        <text:list-item>
          <text:p text:style-name="P14">Implement<text:span text:style-name="T51">ing</text:span> the network policies at the database pod to allow ingress traffic from the front-end application pod</text:p>
        </text:list-item>
        <text:list-item>
          <text:p text:style-name="P14">Creat<text:span text:style-name="T51">ing</text:span> a new user with permissions to create, list, get, update, and delete pods</text:p>
        </text:list-item>
        <text:list-item>
          <text:p text:style-name="P14">Configur<text:span text:style-name="T51">ing</text:span> application on the pod</text:p>
        </text:list-item>
        <text:list-item>
          <text:p text:style-name="P14">Tak<text:span text:style-name="T51">ing</text:span> snapshot of ETCD database</text:p>
        </text:list-item>
        <text:list-item>
          <text:p text:style-name="P14">Set<text:span text:style-name="T51">ting</text:span> criteria such that if the memory of CPU goes beyond 50%, environments automatically get scaled up and configured</text:p>
        </text:list-item>
      </text:list>
      <text:p text:style-name="P7"><text:span text:style-name="Strong_20_Emphasis"><text:span text:style-name="T11"/></text:span></text:p>
      <text:p text:style-name="P7"><text:span text:style-name="Strong_20_Emphasis"><text:span text:style-name="T11">Tools I am going to use</text:span></text:span><text:span text:style-name="Strong_20_Emphasis"><text:span text:style-name="T9">:</text:span></text:span></text:p>
      <text:list xml:id="list2138550874" text:style-name="L2">
        <text:list-item>
          <text:p text:style-name="P15"><text:span text:style-name="T49">AWS </text:span>EC2 <text:span text:style-name="T49">cluster </text:span></text:p>
        </text:list-item>
        <text:list-item>
          <text:p text:style-name="P15">Kubernetes</text:p>
        </text:list-item>
        <text:list-item>
          <text:p text:style-name="P15">Docker</text:p>
        </text:list-item>
        <text:list-item>
          <text:p text:style-name="P15"><text:span text:style-name="Strong_20_Emphasis"><text:span text:style-name="T1">Ansible</text:span></text:span></text:p>
        </text:list-item>
        <text:list-item>
          <text:p text:style-name="P15"><text:span text:style-name="Strong_20_Emphasis"><text:span text:style-name="T2">Git</text:span></text:span></text:p>
          <text:p text:style-name="P15"><text:span text:style-name="Strong_20_Emphasis"><text:span text:style-name="T2"/></text:span></text:p>
        </text:list-item>
      </text:list>
      <text:p text:style-name="P8"><text:span text:style-name="Strong_20_Emphasis"><text:span text:style-name="T10">Repositories:</text:span></text:span></text:p>
      <text:list xml:id="list160832203705426" text:continue-numbering="true" text:style-name="L2">
        <text:list-header>
          <text:p text:style-name="P16">github: </text:p>
          <text:p text:style-name="P16">dockerhub:</text:p>
          <text:p text:style-name="P13"><text:span text:style-name="Strong_20_Emphasis"><text:span text:style-name="T8"/></text:span></text:p>
          <text:p text:style-name="P13"><text:span text:style-name="Strong_20_Emphasis"><text:span text:style-name="T8"/></text:span></text:p>
        </text:list-header>
      </text:list>
      <text:p text:style-name="P9"><text:soft-page-break/><text:span text:style-name="Strong_20_Emphasis"><text:span text:style-name="T33">Steps to be taken:</text:span></text:span></text:p>
      <text:p text:style-name="P10"><text:span text:style-name="Strong_20_Emphasis"><text:span text:style-name="T13">- creating AWS cluster with full connectivity:</text:span></text:span></text:p>
      <text:list xml:id="list1085350739" text:style-name="L6">
        <text:list-item>
          <text:p text:style-name="P32"><text:span text:style-name="Strong_20_Emphasis"><text:span text:style-name="T13">first </text:span></text:span><text:span text:style-name="Strong_20_Emphasis"><text:span text:style-name="T16">I </text:span></text:span><text:span text:style-name="Strong_20_Emphasis"><text:span text:style-name="T13">create</text:span></text:span><text:span text:style-name="Strong_20_Emphasis"><text:span text:style-name="T14">d</text:span></text:span><text:span text:style-name="Strong_20_Emphasis"><text:span text:style-name="T13"> an I</text:span></text:span><text:span text:style-name="Strong_20_Emphasis"><text:span text:style-name="T17">AM</text:span></text:span><text:span text:style-name="Strong_20_Emphasis"><text:span text:style-name="T13"> user</text:span></text:span><text:span text:style-name="Strong_20_Emphasis"><text:span text:style-name="T14"> </text:span></text:span><text:span text:style-name="Strong_20_Emphasis"><text:span text:style-name="T17">account, user group </text:span></text:span><text:span text:style-name="Strong_20_Emphasis"><text:span text:style-name="T14">and</text:span></text:span><text:span text:style-name="Strong_20_Emphasis"><text:span text:style-name="T13"> </text:span></text:span><text:span text:style-name="Strong_20_Emphasis"><text:span text:style-name="T14">key pair</text:span></text:span><text:span text:style-name="Strong_20_Emphasis"><text:span text:style-name="T13">, set up default VPC, default subnet on different availability zones, security group, 3 elastic IP address. </text:span></text:span><text:span text:style-name="Strong_20_Emphasis"><text:span text:style-name="T14">(</text:span></text:span><text:span text:style-name="Strong_20_Emphasis"><text:span text:style-name="T16">screen</text:span></text:span><text:span text:style-name="Strong_20_Emphasis"><text:span text:style-name="T14">shot</text:span></text:span><text:span text:style-name="Strong_20_Emphasis"><text:span text:style-name="T20">s</text:span></text:span><text:span text:style-name="Strong_20_Emphasis"><text:span text:style-name="T14">: </text:span></text:span><text:span text:style-name="Strong_20_Emphasis"><text:span text:style-name="T20">01 - 02</text:span></text:span><text:span text:style-name="Strong_20_Emphasis"><text:span text:style-name="T14">)</text:span></text:span></text:p>
        </text:list-item>
        <text:list-item>
          <text:p text:style-name="P34"><text:span text:style-name="Strong_20_Emphasis"><text:span text:style-name="T14">I </text:span></text:span><text:span text:style-name="Strong_20_Emphasis"><text:span text:style-name="T15">created </text:span></text:span><text:span text:style-name="Strong_20_Emphasis"><text:span text:style-name="T14">my instances manua</text:span></text:span><text:span text:style-name="Strong_20_Emphasis"><text:span text:style-name="T15">lly</text:span></text:span><text:span text:style-name="Strong_20_Emphasis"><text:span text:style-name="T14"> </text:span></text:span><text:span text:style-name="Strong_20_Emphasis"><text:span text:style-name="T15">and installed </text:span></text:span><text:span text:style-name="Strong_20_Emphasis"><text:span text:style-name="T16">either </text:span></text:span><text:span text:style-name="Strong_20_Emphasis"><text:span text:style-name="T15">apache2 </text:span></text:span><text:span text:style-name="Strong_20_Emphasis"><text:span text:style-name="T16">or</text:span></text:span><text:span text:style-name="Strong_20_Emphasis"><text:span text:style-name="T15"> nginx webserver </text:span></text:span><text:span text:style-name="Strong_20_Emphasis"><text:span text:style-name="T16">on each. </text:span></text:span><text:span text:style-name="Strong_20_Emphasis"><text:span text:style-name="T15">I also could autom</text:span></text:span><text:span text:style-name="Strong_20_Emphasis"><text:span text:style-name="T14">atically provision all instances using Ansible playbook </text:span></text:span><text:span text:style-name="Strong_20_Emphasis"><text:span text:style-name="T17">at once</text:span></text:span><text:span text:style-name="Strong_20_Emphasis"><text:span text:style-name="T14">.</text:span></text:span><text:span text:style-name="Strong_20_Emphasis"><text:span text:style-name="T15"> I selected t2.medium as my instance type to have 2 CPUs </text:span></text:span><text:span text:style-name="Strong_20_Emphasis"><text:span text:style-name="T20">(screenshot: 0</text:span></text:span><text:span text:style-name="Strong_20_Emphasis"><text:span text:style-name="T21">3</text:span></text:span><text:span text:style-name="Strong_20_Emphasis"><text:span text:style-name="T20">)</text:span></text:span><text:span text:style-name="Strong_20_Emphasis"><text:span text:style-name="T15">.</text:span></text:span></text:p>
        </text:list-item>
        <text:list-item>
          <text:p text:style-name="P32"><text:span text:style-name="Strong_20_Emphasis"><text:span text:style-name="T15">Then i created my target groups and ALB applied the setting. </text:span></text:span><text:span text:style-name="Strong_20_Emphasis"><text:span text:style-name="T16">Tested my ALB public DNS to make sure my connectivity is established (screenshot: </text:span></text:span><text:span text:style-name="Strong_20_Emphasis"><text:span text:style-name="T21">04 - 05</text:span></text:span><text:span text:style-name="Strong_20_Emphasis"><text:span text:style-name="T16">)</text:span></text:span></text:p>
        </text:list-item>
        <text:list-item>
          <text:p text:style-name="P33"><text:span text:style-name="Strong_20_Emphasis"><text:span text:style-name="T16">using cloud9 i connected to all my instances </text:span></text:span><text:span text:style-name="Strong_20_Emphasis"><text:span text:style-name="T21">using SSH</text:span></text:span><text:span text:style-name="Strong_20_Emphasis"><text:span text:style-name="T16">.</text:span></text:span></text:p>
        </text:list-item>
      </text:list>
      <text:p text:style-name="P10"><text:span text:style-name="T12">- </text:span><text:span text:style-name="T25">using all necessary information from the cluster and IAM user credentials, I a</text:span><text:span text:style-name="T12">utomat</text:span><text:span text:style-name="T24">ed</text:span><text:span text:style-name="T12"> the provisioning of an EC2 instance using Ansible </text:span><text:span text:style-name="T25">playbook</text:span><text:span text:style-name="T12"> </text:span><text:span text:style-name="T23">in case we need </text:span><text:span text:style-name="T25">to </text:span><text:span text:style-name="T23">add more nodes to our cluster </text:span><text:span text:style-name="T25">(screenshot: </text:span><text:span text:style-name="T30">06 – 07 – 08</text:span><text:span text:style-name="T25">).</text:span></text:p>
      <text:list xml:id="list2600703225" text:style-name="L5">
        <text:list-header>
          <text:p text:style-name="P27">- Insta<text:span text:style-name="T52">lled</text:span> Docker and Kubernetes:</text:p>
        </text:list-header>
      </text:list>
      <text:list xml:id="list3629017775" text:style-name="L7">
        <text:list-item>
          <text:p text:style-name="P39">installed Docker <text:span text:style-name="T53">and Kubernetes on all nodes using official documentations.</text:span></text:p>
        </text:list-item>
        <text:list-item>
          <text:p text:style-name="P40">Set docker as CRI on and set cgroup=systemd on kube-config.</text:p>
        </text:list-item>
        <text:list-item>
          <text:p text:style-name="P40">Initialized my kubernetes cluster using kubeadm, applied joint command on worker nodes</text:p>
        </text:list-item>
        <text:list-item>
          <text:p text:style-name="P40">Installed weave-net as networking addon to take control of my networking within the cluster.</text:p>
        </text:list-item>
        <text:list-item>
          <text:p text:style-name="P41">Tested my cluster is up and running (screenshot: <text:span text:style-name="T69">09</text:span>).</text:p>
        </text:list-item>
      </text:list>
      <text:list xml:id="list160832243338115" text:continue-list="list2600703225" text:style-name="L5">
        <text:list-header>
          <text:p text:style-name="P31"/>
          <text:p text:style-name="P27">- <text:span text:style-name="T54">Testing Application in the cluster:</text:span></text:p>
        </text:list-header>
        <text:list-item>
          <text:p text:style-name="P18"><text:span text:style-name="T55">F</text:span>irst I created a repository on Git Hub for my codes <text:span text:style-name="T55">and one repository on Docker Hub for my images </text:span><text:span text:style-name="T69">(sceenshot: 10 – 11).</text:span></text:p>
        </text:list-item>
        <text:list-item>
          <text:p text:style-name="P19">connected my Docker Hub to my Git Hub to automate build using source code <text:span text:style-name="T56">on any release.</text:span></text:p>
        </text:list-item>
        <text:list-item>
          <text:p text:style-name="P20"><text:span text:style-name="T27">Then </text:span><text:span text:style-name="T26">for testing purposes, I generated a maven project and developed a web application using spring boot. Downloaded the project an</text:span><text:span text:style-name="T28">d </text:span><text:span text:style-name="T26">modified in IntelliJ IDE and wrote a test case </text:span><text:span text:style-name="T28">(screenshot: </text:span><text:span text:style-name="T31">12 - 13</text:span><text:span text:style-name="T28">)</text:span><text:span text:style-name="T26">.</text:span></text:p>
        </text:list-item>
        <text:list-item>
          <text:p text:style-name="P22"><text:span text:style-name="T12">Ran maven clean and maven install </text:span><text:span text:style-name="T28">(screenshot: </text:span><text:span text:style-name="T31">14</text:span><text:span text:style-name="T28">)</text:span><text:span text:style-name="T12">. </text:span></text:p>
        </text:list-item>
        <text:list-item>
          <text:p text:style-name="P22"><text:span text:style-name="T12">built project using maven build tool and created the war file </text:span><text:span text:style-name="T31">(screenshot: 15).</text:span></text:p>
        </text:list-item>
        <text:list-item>
          <text:p text:style-name="P22"><text:span text:style-name="T12">tested my application on a web browser </text:span><text:span text:style-name="T28">(screenshot: </text:span><text:span text:style-name="T31">16</text:span><text:span text:style-name="T28">)</text:span><text:span text:style-name="T12">.</text:span></text:p>
        </text:list-item>
        <text:list-item>
          <text:p text:style-name="P22"><text:span text:style-name="T12">Created my Dockerfile on project folder </text:span><text:span text:style-name="T27">and pushed my project including Dockerfile to my git hub repository </text:span><text:span text:style-name="T28">(screenshot: )</text:span><text:span text:style-name="T27">.</text:span></text:p>
        </text:list-item>
        <text:list-item>
          <text:p text:style-name="P23"><text:span text:style-name="T27">C</text:span><text:span text:style-name="T12">reated my images on Docker Hub in automatic manner to use them on my Kubernetes cluster (screenshot: </text:span><text:span text:style-name="T31">15</text:span><text:span text:style-name="T12">)</text:span></text:p>
        </text:list-item>
        <text:list-item>
          <text:p text:style-name="P26"><text:span text:style-name="T12">created a release on my git hub repository and got my built image on Docker repository.</text:span></text:p>
        </text:list-item>
        <text:list-item>
          <text:p text:style-name="P23"><text:span text:style-name="T12">wrote a yaml manifest for deployment and service and created application pods (screenshot: </text:span><text:span text:style-name="T31">09</text:span><text:span text:style-name="T12">).</text:span></text:p>
        </text:list-item>
      </text:list>
      <text:p text:style-name="P29"/>
      <text:p text:style-name="P29"/>
      <text:list xml:id="list160833743335603" text:continue-numbering="true" text:style-name="L5">
        <text:list-header>
          <text:p text:style-name="P30"><text:soft-page-break/>- Implement<text:span text:style-name="T51">ing</text:span> the network policies at the database pod to allow ingress traffic from the front-end application pod.</text:p>
        </text:list-header>
      </text:list>
      <text:list xml:id="list1726381300" text:style-name="L8">
        <text:list-item>
          <text:p text:style-name="P35"><text:span text:style-name="T28">wrote a yaml manifest for deployment and service and created </text:span><text:span text:style-name="T29">database</text:span><text:span text:style-name="T28"> pods </text:span><text:span text:style-name="T29">as back-end</text:span><text:span text:style-name="T28">.</text:span></text:p>
        </text:list-item>
        <text:list-item>
          <text:p text:style-name="P37"><text:span text:style-name="T28">c</text:span><text:span text:style-name="T12">reated an network policy using yaml file and applied ingress rule for the database pod to allow incoming traffic only from front-end application pod on port 3306 (screenshot: </text:span><text:span text:style-name="T32">17</text:span><text:span text:style-name="T12">).</text:span></text:p>
          <text:p text:style-name="P37"><text:span text:style-name="T12"/></text:p>
        </text:list-item>
      </text:list>
      <text:list xml:id="list160831880969818" text:continue-list="list160833743335603" text:style-name="L5">
        <text:list-header>
          <text:p text:style-name="P27">- <text:span text:style-name="T65">Creat</text:span><text:span text:style-name="T66">ing</text:span><text:span text:style-name="T65"> a new user with permissions to create, list, get, update, and delete pods</text:span></text:p>
        </text:list-header>
      </text:list>
      <text:list xml:id="list1665951838" text:style-name="L9">
        <text:list-item>
          <text:p text:style-name="P50"><text:span text:style-name="T62">Cr</text:span>e<text:span text:style-name="T62">a</text:span>ted a service account and configured credentials for devops user using openssl.</text:p>
        </text:list-item>
        <text:list-item>
          <text:p text:style-name="P43"><text:span text:style-name="T56">f</text:span>or testing purpose, i used one of the worker nodes <text:span text:style-name="T57">as a machine out of the cluster.</text:span></text:p>
        </text:list-item>
        <text:list-item>
          <text:p text:style-name="P49"><text:bookmark text:name="docs-internal-guid-07687488-7fff-7b83-54f6-525e068a80b1"/><text:span text:style-name="T35">Created </text:span><text:bookmark text:name="docs-internal-guid-81196407-7fff-ec68-193b-4a130eab6e1c"/><text:span text:style-name="T35">.kube/config on the worker node and copied </text:span><text:span text:style-name="T36">the contents from master .kube/config files </text:span></text:p>
        </text:list-item>
        <text:list-item>
          <text:p text:style-name="P44">created a namespace</text:p>
        </text:list-item>
        <text:list-item>
          <text:p text:style-name="P45"><text:span text:style-name="T48">Wrote a role to grant </text:span><text:bookmark text:name="docs-internal-guid-6cd2423b-7fff-0cbe-b227-c685f01bbb15"/><text:span text:style-name="T63">"get", "list", "watch", "create", "update", "patch", "delete" </text:span><text:span text:style-name="T64">control to ther user</text:span></text:p>
        </text:list-item>
        <text:list-item>
          <text:p text:style-name="P46"><text:span text:style-name="T63">wrote a rolebinding to link the role and service account.</text:span></text:p>
        </text:list-item>
        <text:list-item>
          <text:p text:style-name="P47"><text:bookmark text:name="docs-internal-guid-23afd22e-7fff-55ee-56d8-381549689fd8"/><text:span text:style-name="T58">Set context to </text:span><text:span text:style-name="T59">my</text:span><text:span text:style-name="T58"> Namespace </text:span><text:span text:style-name="T59">on config file and copied all contents excluding user: kubernetes part to the worker node corresponding config file </text:span><text:span text:style-name="T60">(screenshot: )</text:span><text:span text:style-name="T59">.</text:span></text:p>
        </text:list-item>
        <text:list-item>
          <text:p text:style-name="P48"><text:span text:style-name="T59">R</text:span><text:span text:style-name="T60">an </text:span><text:bookmark text:name="docs-internal-guid-7bf4df1e-7fff-1629-63b3-4a81d300dff4"/><text:span text:style-name="T58">kubectl get nodes</text:span><text:span text:style-name="T60"> to make sure new user has the granted privileges from worker node </text:span><text:span text:style-name="T61">(screenshot: 18)</text:span><text:span text:style-name="T60">. <text:s/></text:span></text:p>
        </text:list-item>
      </text:list>
      <text:p text:style-name="P42"><text:span text:style-name="T12"/></text:p>
      <text:p text:style-name="P42"><text:span text:style-name="T12">- Configur</text:span><text:span text:style-name="T23">ing</text:span><text:span text:style-name="T12"> application on the pod</text:span></text:p>
      <text:list xml:id="list3269110478" text:style-name="L10">
        <text:list-item>
          <text:p text:style-name="P2">you can configure a pod in so many different ways; like running bash commands, creating directories and files, Assign Memory or cpu Resources to Containers and Pods, Configure a Pod to Use a Volume for Storage, and so on within yaml file. in this project I assigned <text:span text:style-name="T67">CPU</text:span> resources and configured a volume. </text:p>
        </text:list-item>
      </text:list>
      <text:list xml:id="list160832245303071" text:continue-list="list160831880969818" text:style-name="L5">
        <text:list-header>
          <text:p text:style-name="P27">- Tak<text:span text:style-name="T51">ing</text:span> snapshot of ETCD database</text:p>
        </text:list-header>
      </text:list>
      <text:list xml:id="list2222495474" text:style-name="L11">
        <text:list-item>
          <text:p text:style-name="P21"><text:span text:style-name="T12"><text:s/><text:tab/></text:span><text:span text:style-name="T42">using </text:span><text:bookmark text:name="docs-internal-guid-22020eff-7fff-6707-592a-b7d2c4b743dd"/><text:span text:style-name="T40">kubectl get pods -n kube-system </text:span><text:span text:style-name="T41">and kubectl describe pod command i got the advertise_rul of the etcd pod and exported it. Then using below command put the content of etcd in to etcd.json file.</text:span></text:p>
        </text:list-item>
        <text:list-item>
          <text:p text:style-name="P24"><text:span text:style-name="T37"><text:tab/></text:span><text:bookmark text:name="docs-internal-guid-4c4d1f3c-7fff-e4e4-c89f-c64b9f7b220d"/><text:span text:style-name="T37">sudo ETCDCTL_API=3 etcdctl --endpoints $advertise_url --cacert /etc/kubernetes/pki/etcd/ca.crt --key /etc/kubernetes/pki/etcd/server.key --cert /etc/kubernetes/pki/etcd/server.crt get "" --prefix=true -w json &gt; etcd.json</text:span></text:p>
        </text:list-item>
        <text:list-item>
          <text:p text:style-name="P25"><text:span text:style-name="T37"><text:tab/></text:span><text:span text:style-name="T38">then applied: </text:span><text:bookmark text:name="docs-internal-guid-76e1a943-7fff-c756-1771-ff7c745d393f"/><text:span text:style-name="T38">sudo ETCDCTL_API=3 etcdctl --endpoints $advertise_url --cacert /etc/kubernetes/pki/etcd/ca.crt --key /etc/kubernetes/pki/etcd/server.key --cert /etc/kubernetes/pki/etcd/server.crt snap save test1.db</text:span></text:p>
        </text:list-item>
        <text:list-item>
          <text:p text:style-name="P3"><text:span text:style-name="T68">and then : </text:span><text:bookmark text:name="docs-internal-guid-1a397ad3-7fff-a5a9-5ecd-664338c8f644"/><text:span text:style-name="T39">sudo ETCDCTL_API=3 etcdctl --endpoints $advertise_url --cacert /etc/kubernetes/pki/etcd/ca.crt --key /etc/kubernetes/pki/etcd/server.key --cert /etc/kubernetes/pki/etcd/server.crt snap status test1.db </text:span></text:p>
        </text:list-item>
        <text:list-item>
          <text:p text:style-name="P4"><text:span text:style-name="T43">(</text:span><text:span text:style-name="T44">screenshot: </text:span><text:span text:style-name="T45">19</text:span><text:span text:style-name="T43">).</text:span></text:p>
        </text:list-item>
      </text:list>
      <text:list xml:id="list160832371314741" text:continue-list="list160832245303071" text:style-name="L5">
        <text:list-header>
          <text:p text:style-name="P27"><text:span text:style-name="Strong_20_Emphasis"><text:span text:style-name="T3">- Set</text:span></text:span><text:span text:style-name="Strong_20_Emphasis"><text:span text:style-name="T4">ting</text:span></text:span><text:span text:style-name="Strong_20_Emphasis"><text:span text:style-name="T3"> criteria such that if the memory of CPU goes beyond 50%, environments automatically get scaled up and configured</text:span></text:span></text:p>
        </text:list-header>
      </text:list>
      <text:list xml:id="list915178006" text:style-name="L12">
        <text:list-item>
          <text:p text:style-name="P38"><text:span text:style-name="Strong_20_Emphasis"><text:span text:style-name="T5">first I modified application yaml file and set cpu resource</text:span></text:span></text:p>
        </text:list-item>
        <text:list-item>
          <text:p text:style-name="P36"><text:span text:style-name="Strong_20_Emphasis"><text:span text:style-name="T5">then <text:s/>created and hpa using yaml file </text:span></text:span><text:span text:style-name="Strong_20_Emphasis"><text:span text:style-name="T6">and set targetCPUUtilizationPercentage: 50</text:span></text:span><text:span text:style-name="Strong_20_Emphasis"><text:span text:style-name="T5"> <text:s/></text:span></text:span></text:p>
        </text:list-item>
        <text:list-item>
          <text:p text:style-name="P36"><text:soft-page-break/><text:span text:style-name="Strong_20_Emphasis"><text:span text:style-name="T5">installed metrics-server in kube-system name space </text:span></text:span><text:span text:style-name="Strong_20_Emphasis"><text:span text:style-name="T6">and created hpa (sceenshot: </text:span></text:span><text:span text:style-name="Strong_20_Emphasis"><text:span text:style-name="T7">20 – 21 - 22</text:span></text:span><text:span text:style-name="Strong_20_Emphasis"><text:span text:style-name="T6">).</text:span></text:span></text:p>
        </text:list-item>
      </text:list>
      <text:list xml:id="list160832645621369" text:continue-list="list160832371314741" text:style-name="L5">
        <text:list-header>
          <text:p text:style-name="P28"><text:span text:style-name="Strong_20_Emphasis"><text:span text:style-name="T5"/></text:span></text:p>
        </text:list-header>
      </text:list>
      <text:p text:style-name="P9"><text:span text:style-name="Strong_20_Emphasis"><text:span text:style-name="T13"/></text:span></text:p>
      <text:p text:style-name="P12"><text:span text:style-name="Strong_20_Emphasis"><text:span text:style-name="T47">links:</text:span></text:span></text:p>
      <text:p text:style-name="P12"><text:a xlink:type="simple" xlink:href="https://github.com/SMaqsoodi/07-07-21-final" text:style-name="Internet_20_link" text:visited-style-name="Visited_20_Internet_20_Link"><text:span text:style-name="Strong_20_Emphasis"><text:span text:style-name="T47">https://github.com/SMaqsoodi/07-07-21-final</text:span></text:span></text:a></text:p>
      <text:p text:style-name="P12"><text:a xlink:type="simple" xlink:href="https://hub.docker.com/repository/docker/smaqsoodi/07-07-21-final/general" text:style-name="Internet_20_link" text:visited-style-name="Visited_20_Internet_20_Link"><text:span text:style-name="Strong_20_Emphasis"><text:span text:style-name="T47">https://hub.docker.com/repository/docker/smaqsoodi/07-07-21-final/general</text:span></text:span></text:a></text:p>
      <text:p text:style-name="P12"><text:span text:style-name="Strong_20_Emphasis"><text:span text:style-name="T33"/></text:span></text:p>
      <text:p text:style-name="P11"><text:span text:style-name="Strong_20_Emphasis"><text:span text:style-name="T34">Conclusion:</text:span></text:span></text:p>
      <text:p text:style-name="P11"><text:span text:style-name="Strong_20_Emphasis"><text:span text:style-name="T18">following all the steps </text:span></text:span><text:span text:style-name="Strong_20_Emphasis"><text:span text:style-name="T19">in this project </text:span></text:span><text:span text:style-name="Strong_20_Emphasis"><text:span text:style-name="T18">now we have a</text:span></text:span><text:span text:style-name="Strong_20_Emphasis"><text:span text:style-name="T19"> </text:span></text:span><text:span text:style-name="Strong_20_Emphasis"><text:span text:style-name="T18">DevOps infrastructure for our application to run on high-availability mode.</text:span></text:span></text:p>
      <text:p text:style-name="P11"><text:span text:style-name="Strong_20_Emphasis"><text:span text:style-name="T34"><text: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byssinica SIL" svg:font-family="'Abyssinica SIL'"/>
    <style:font-face style:name="Gotham Rounded SSm A1" svg:font-family="'Gotham Rounded SSm A', 'Gotham Rounded SSm B', Helvetica, Arial, sans-serif"/>
    <style:font-face style:name="Lohit Devanagari1" svg:font-family="'Lohit Devanagari'"/>
    <style:font-face style:name="Gotham Rounded SSm A" svg:font-family="'Gotham Rounded SSm A', 'Gotham Rounded SSm B', Helvetica,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cm" fo:margin-top="0cm" fo:margin-bottom="0.247cm" loext:contextual-spacing="false" fo:line-height="115%" fo:text-indent="0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831cm" fo:margin-right="2.01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11:04:34.586901976</meta:creation-date>
    <dc:date>2021-07-09T15:56:54.016848512</dc:date>
    <meta:editing-duration>PT1H46S</meta:editing-duration>
    <meta:editing-cycles>5</meta:editing-cycles>
    <meta:generator>LibreOffice/6.4.6.2$Linux_X86_64 LibreOffice_project/40$Build-2</meta:generator>
    <meta:document-statistic meta:table-count="0" meta:image-count="0" meta:object-count="0" meta:page-count="4" meta:paragraph-count="80" meta:word-count="1170" meta:character-count="7252" meta:non-whitespace-character-count="6209"/>
  </office:meta>
</office:document-meta>
</file>